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6e59" officeooo:paragraph-rsid="00196e59" style:font-size-asian="16pt" style:font-size-complex="16pt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Between, like, case, when,in,is,binary</text:p>
      <text:p text:style-name="Standard"/>
      <text:p text:style-name="Preformatted_20_Text">Use sakila;</text:p>
      <text:p text:style-name="Preformatted_20_Text">select * from payment </text:p>
      <text:p text:style-name="Preformatted_20_Text"><text:s text:c="8"/>where rental_id </text:p>
      <text:p text:style-name="Preformatted_20_Text"><text:s text:c="16"/>BETWEEN </text:p>
      <text:p text:style-name="Preformatted_20_Text"><text:s text:c="24"/>900 AND 1000;</text:p>
      <text:p text:style-name="Preformatted_20_Text">select first_name, last_name from actor</text:p>
      <text:p text:style-name="Preformatted_20_Text"><text:s text:c="8"/>where first_name </text:p>
      <text:p text:style-name="Preformatted_20_Text"><text:s text:c="16"/>LIKE "%an";</text:p>
      <text:p text:style-name="Preformatted_20_Text">select title, special_features </text:p>
      <text:p text:style-name="Preformatted_20_Text"><text:s text:c="8"/>from film </text:p>
      <text:p text:style-name="Preformatted_20_Text"><text:s text:c="8"/>where </text:p>
      <text:p text:style-name="Preformatted_20_Text"><text:s text:c="16"/>special_features= </text:p>
      <text:p text:style-name="Preformatted_20_Text"><text:s text:c="24"/>"Trailers"</text:p>
      <text:p text:style-name="Preformatted_20_Text"><text:s text:c="16"/>or</text:p>
      <text:p text:style-name="Preformatted_20_Text"><text:s text:c="16"/>special_features=</text:p>
      <text:p text:style-name="Preformatted_20_Text"><text:s text:c="24"/>"Commentaries";</text:p>
      <text:p text:style-name="Preformatted_20_Text">select title, special_features </text:p>
      <text:p text:style-name="Preformatted_20_Text"><text:s text:c="8"/>from film </text:p>
      <text:p text:style-name="Preformatted_20_Text"><text:s text:c="8"/>where </text:p>
      <text:p text:style-name="Preformatted_20_Text"><text:s text:c="16"/>special_features IN</text:p>
      <text:p text:style-name="Preformatted_20_Text"><text:s text:c="24"/>('Trailers',</text:p>
      <text:p text:style-name="Preformatted_20_Text"><text:s text:c="25"/>'Commentaries');</text:p>
      <text:p text:style-name="Preformatted_20_Text">select city.city, </text:p>
      <text:p text:style-name="Preformatted_20_Text"><text:s text:c="8"/>case country_id</text:p>
      <text:p text:style-name="Preformatted_20_Text"><text:s text:c="16"/>when '6' then </text:p>
      <text:p text:style-name="Preformatted_20_Text"><text:s text:c="24"/>(select country </text:p>
      <text:p text:style-name="Preformatted_20_Text"><text:s text:c="32"/>from country </text:p>
      <text:p text:style-name="Preformatted_20_Text"><text:s text:c="32"/>where country_id='6')</text:p>
      <text:p text:style-name="Preformatted_20_Text"><text:s text:c="16"/>when '20' then </text:p>
      <text:p text:style-name="Preformatted_20_Text"><text:s text:c="24"/>(select country </text:p>
      <text:p text:style-name="Preformatted_20_Text"><text:s text:c="32"/>from country </text:p>
      <text:p text:style-name="Preformatted_20_Text"><text:s text:c="32"/>where country_id='20')</text:p>
      <text:p text:style-name="Preformatted_20_Text"><text:s text:c="16"/>else 'Resto del mundo'</text:p>
      <text:p text:style-name="Preformatted_20_Text"><text:s text:c="16"/>END AS 'Pais'</text:p>
      <text:p text:style-name="Preformatted_20_Text"><text:s text:c="8"/>from city;</text:p>
      <text:p text:style-name="Preformatted_20_Text">select * from country;</text:p>
      <text:p text:style-name="Preformatted_20_Text">select country.country </text:p>
      <text:p text:style-name="Preformatted_20_Text"><text:s text:c="8"/>from country </text:p>
      <text:p text:style-name="Preformatted_20_Text"><text:s text:c="8"/>where country.country_id=20;</text:p>
      <text:p text:style-name="Preformatted_20_Text">select first_name, last_name, </text:p>
      <text:p text:style-name="Preformatted_20_Text"><text:s text:c="8"/>address_id &lt;=9 </text:p>
      <text:p text:style-name="Preformatted_20_Text"><text:s text:c="16"/>is true AS </text:p>
      <text:p text:style-name="Preformatted_20_Text"><text:s text:c="24"/>'vive en el centro',</text:p>
      <text:p text:style-name="Preformatted_20_Text"><text:s text:c="8"/>address_id &gt;9 </text:p>
      <text:p text:style-name="Preformatted_20_Text"><text:s text:c="16"/>is true AS </text:p>
      <text:p text:style-name="Preformatted_20_Text"><text:s text:c="24"/>'vive en las afueras'</text:p>
      <text:p text:style-name="Preformatted_20_Text"><text:s text:c="8"/>from customer;</text:p>
      <text:p text:style-name="Preformatted_20_Text">select first_name, last_name, </text:p>
      <text:p text:style-name="Preformatted_20_Text"><text:s text:c="8"/>address_id =10 </text:p>
      <text:p text:style-name="Preformatted_20_Text"><text:s text:c="16"/>is true AS </text:p>
      <text:p text:style-name="Preformatted_20_Text"><text:s text:c="24"/>'vive en el centro'</text:p>
      <text:p text:style-name="Preformatted_20_Text"><text:s text:c="8"/>from customer;</text:p>
      <text:p text:style-name="Preformatted_20_Text">select * from film;</text:p>
      <text:p text:style-name="Preformatted_20_Text">select title, length</text:p>
      <text:p text:style-name="Preformatted_20_Text"><text:s text:c="8"/>from film</text:p>
      <text:p text:style-name="P2"><text:s text:c="8"/>Where (length DIV 60) = 2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9:08:17.487112439</meta:creation-date>
    <dc:date>2016-04-21T19:09:36.043339868</dc:date>
    <meta:editing-duration>P0D</meta:editing-duration>
    <meta:editing-cycles>1</meta:editing-cycles>
    <meta:document-statistic meta:table-count="0" meta:image-count="0" meta:object-count="0" meta:page-count="1" meta:paragraph-count="57" meta:word-count="140" meta:character-count="1691" meta:non-whitespace-character-count="867"/>
    <meta:generator>LibreOffice/4.2.8.2$Linux_X86_64 LibreOffice_project/420m0$Build-2</meta:generator>
  </office:meta>
</office:document-meta>
</file>